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044a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O trabalho encontra-se hospedado no site: </text:span><text:a xlink:type="simple" xlink:href="https://padaria-jamaica-trab-fat.vercel.app/" text:style-name="Internet_20_link" text:visited-style-name="Visited_20_Internet_20_Link">https://padaria-jamaica-trab-fat.vercel.app/</text:a>, <text:span text:style-name="T1">pois a pasta ficou muito grande e não foi possível enviar na plataforma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26T23:39:04.906064200</meta:creation-date>
    <dc:date>2026-02-26T23:39:55.788604300</dc:date>
    <meta:editing-duration>PT44S</meta:editing-duration>
    <meta:editing-cycles>2</meta:editing-cycles>
    <meta:generator>LibreOffice/25.8.4.2$Windows_X86_64 LibreOffice_project/290daaa01b999472f0c7a3890eb6a550fd74c6df</meta:generator>
    <meta:document-statistic meta:table-count="0" meta:image-count="0" meta:object-count="0" meta:page-count="1" meta:paragraph-count="1" meta:word-count="20" meta:character-count="160" meta:non-whitespace-character-count="141"/>
  </office:meta>
</office:document-meta>
</file>